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80808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803" calcext:value-type="float">
            <text:p>12803</text:p>
          </table:table-cell>
          <table:table-cell office:value-type="float" office:value="1053" calcext:value-type="float">
            <text:p>1053</text:p>
          </table:table-cell>
          <table:table-cell table:style-name="ce2" office:value-type="float" office:value="520" calcext:value-type="float">
            <text:p>520</text:p>
          </table:table-cell>
          <table:table-cell/>
          <table:table-cell table:formula="of:=[.B2]-[.B3]" office:value-type="float" office:value="9536" calcext:value-type="float">
            <text:p>9536</text:p>
          </table:table-cell>
          <table:table-cell table:formula="of:=[.C2]-[.C3]" office:value-type="float" office:value="233" calcext:value-type="float">
            <text:p>233</text:p>
          </table:table-cell>
          <table:table-cell table:formula="of:=[.D2]-[.D3]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267" calcext:value-type="float">
            <text:p>3267</text:p>
          </table:table-cell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6086" calcext:value-type="float">
            <text:p>26086</text:p>
          </table:table-cell>
          <table:table-cell table:style-name="Default" office:value-type="float" office:value="1285" calcext:value-type="float">
            <text:p>1285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B4]-[.B3]" office:value-type="float" office:value="22819" calcext:value-type="float">
            <text:p>22819</text:p>
          </table:table-cell>
          <table:table-cell table:formula="of:=[.C4]-[.C3]" office:value-type="float" office:value="465" calcext:value-type="float">
            <text:p>465</text:p>
          </table:table-cell>
          <table:table-cell table:formula="of:=[.D4]-[.D3]"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734" calcext:value-type="float">
            <text:p>23734</text:p>
          </table:table-cell>
          <table:table-cell office:value-type="float" office:value="1277" calcext:value-type="float">
            <text:p>1277</text:p>
          </table:table-cell>
          <table:table-cell table:style-name="ce1" office:value-type="float" office:value="920" calcext:value-type="float">
            <text:p>920</text:p>
          </table:table-cell>
          <table:table-cell/>
          <table:table-cell table:formula="of:=[.B5]-[.B3]" office:value-type="float" office:value="20467" calcext:value-type="float">
            <text:p>20467</text:p>
          </table:table-cell>
          <table:table-cell table:formula="of:=[.C5]-[.C3]" office:value-type="float" office:value="457" calcext:value-type="float">
            <text:p>457</text:p>
          </table:table-cell>
          <table:table-cell table:formula="of:=[.D5]-[.D3]" office:value-type="float" office:value="916" calcext:value-type="float">
            <text:p>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00.00.00</text:date>, <text:time style:data-style-name="N2" text:time-value="18:56:05.249985947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07:51:01.891457095</meta:creation-date>
    <dc:date>2020-12-31T20:16:16.729420211</dc:date>
    <meta:editing-duration>PT29M25S</meta:editing-duration>
    <meta:editing-cycles>2</meta:editing-cycles>
    <meta:generator>LibreOffice/6.4.6.2$Linux_X86_64 LibreOffice_project/40$Build-2</meta:generator>
    <meta:document-statistic meta:table-count="1" meta:cell-count="31" meta:object-count="0"/>
  </office:meta>
</office:document-meta>
</file>